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reeMarkerConfigurationFactoryBean.afterProperties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reeMarkerConfigurationFactoryBean.getObjec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reeMarkerConfigurationFactoryBean.isSinglet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reeMarkerConfigurationFactoryBean.getObje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